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602cm" style:rel-column-width="5524*"/>
    </style:style>
    <style:style style:name="Tableau2.B" style:family="table-column">
      <style:table-column-properties style:column-width="5.292cm" style:rel-column-width="18251*"/>
    </style:style>
    <style:style style:name="Tableau2.C" style:family="table-column">
      <style:table-column-properties style:column-width="5.6cm" style:rel-column-width="19316*"/>
    </style:style>
    <style:style style:name="Tableau2.D" style:family="table-column">
      <style:table-column-properties style:column-width="6.507cm" style:rel-column-width="22444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4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6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7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P18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aed33b"/>
    </style:style>
    <style:style style:name="T10" style:family="text">
      <style:text-properties officeooo:rsid="00af4e2b"/>
    </style:style>
    <style:style style:name="T11" style:family="text">
      <style:text-properties officeooo:rsid="0093ba8c"/>
    </style:style>
    <style:style style:name="T12" style:family="text">
      <style:text-properties officeooo:rsid="00ad4991"/>
    </style:style>
    <style:style style:name="T13" style:family="text">
      <style:text-properties officeooo:rsid="00ae17c8"/>
    </style:style>
    <style:style style:name="T14" style:family="text">
      <style:text-properties officeooo:rsid="00b5045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<text:span text:style-name="T11">Société : </text:span>{mycompany_name} – {address}</text:p>
      <text:p text:style-name="P13">N° de déclaration : <text:span text:style-name="T12">{declaration_number}</text:span></text:p>
      <text:p text:style-name="P15">Tél : <text:span text:style-name="T12">{society_phone}</text:span></text:p>
      <text:p text:style-name="P15">Siret : <text:span text:style-name="T12">{society_siret}</text:span></text:p>
      <text:p text:style-name="P15">Mail : <text:span text:style-name="T12">{society_mail}</text:span></text:p>
      <text:p text:style-name="P15">Site internet : <text:span text:style-name="T12">{society_website}</text:span></text:p>
      <text:p text:style-name="P15"/>
      <text:p text:style-name="P7">Convention de formation : {contract_ref_label}</text:p>
      <text:p text:style-name="P7">Formation : {project_ref_label}</text:p>
      <text:p text:style-name="P7">Session : {date_start} à {date_end} Durée : {duration}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481483551872">
          <table:table-cell table:style-name="Tableau2.A1" office:value-type="string">
            <text:p text:style-name="P16">N°</text:p>
          </table:table-cell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énom</text:p>
          </table:table-cell>
          <table:table-cell table:style-name="Tableau2.D1" office:value-type="string">
            <text:p text:style-name="P12">Signature</text:p>
          </table:table-cell>
        </table:table-row>
        <table:table-row table:style-name="TableLine1481494489456">
          <table:table-cell table:style-name="Tableau2.A2" office:value-type="string">
            <text:p text:style-name="P8">[!-- BEGIN row.attendants --]{attendant_number}</text:p>
          </table:table-cell>
          <table:table-cell table:style-name="Tableau2.B2" office:value-type="string">
            <text:p text:style-name="P10">{attendant_lastname}</text:p>
          </table:table-cell>
          <table:table-cell table:style-name="Tableau2.C2" office:value-type="string">
            <text:p text:style-name="P10">{attendant_firstname}</text:p>
          </table:table-cell>
          <table:table-cell table:style-name="Tableau2.D2" office:value-type="string">
            <text:p text:style-name="P9">{attendant_signature}[!-- END row.attendants --]</text:p>
          </table:table-cell>
        </table:table-row>
      </table:table>
      <text:p text:style-name="P3"/>
      <text:p text:style-name="P5"/>
      <text:p text:style-name="P6"><text:tab/><text:span text:style-name="T13">Formateur</text:span> : </text:p>
      <text:p text:style-name="P17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b5045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text:span text:style-name="MT4"> <text:s/>- lien public si activé</text:span></text:p>
        <text:p text:style-name="MP3"><text:file-name text:display="name-and-extension">template_attendancesheetdocument.odt</text:file-name><text:tab/>Page :<text:page-number text:select-page="current">1</text:page-number>/<text:page-count>1</text:page-count></text:p>
        <text:p text:style-name="MP3">Version –<text:span text:style-name="MT5"> 1.</text:span><text:span text:style-name="MT6">4</text:span><text:span text:style-name="MT5">.</text:span><text:span text:style-name="MT7">2</text:span><text:span text:style-name="MT5"> - 202</text:span><text:span text:style-name="MT6">3</text:span><text:span text:style-name="MT5">0</text:span><text:span text:style-name="MT7">307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2H32S</meta:editing-duration>
    <meta:editing-cycles>244</meta:editing-cycles>
    <meta:generator>LibreOffice/7.3.5.2$Windows_X86_64 LibreOffice_project/184fe81b8c8c30d8b5082578aee2fed2ea847c01</meta:generator>
    <dc:date>2023-03-07T16:29:55.95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3" meta:word-count="79" meta:character-count="705" meta:non-whitespace-character-count="645"/>
    <meta:user-defined meta:name="Langue">Francais</meta:user-defined>
    <meta:user-defined meta:name="URL">www.digirisk.com</meta:user-defined>
  </office:meta>
</office:document-meta>
</file>